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TeddyBall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7" table:number-rows-spanned="1">
            <text:p>TEDDY BALL</text:p>
          </table:table-cell>
          <table:covered-table-cell table:number-columns-repeated="6"/>
        </table:table-row>
        <table:table-row table:style-name="ro1">
          <table:table-cell table:style-name="ce2" office:value-type="string">
            <text:p>TWO</text:p>
          </table:table-cell>
          <table:table-cell table:style-name="ce2" office:value-type="string">
            <text:p>PI</text:p>
          </table:table-cell>
          <table:table-cell table:style-name="ce2" office:value-type="string">
            <text:p>R</text:p>
          </table:table-cell>
          <table:table-cell table:style-name="ce2"/>
          <table:table-cell table:style-name="ce2" office:value-type="string">
            <text:p>PERIMETER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PI()" office:value-type="float" office:value="3.14159265358979">
            <text:p>3,1415926536</text:p>
          </table:table-cell>
          <table:table-cell table:style-name="ce3" table:formula="of:=[.E3]/([.A3]*[.B3])" office:value-type="float" office:value="10.1063388863354">
            <text:p>10,1063388863</text:p>
          </table:table-cell>
          <table:table-cell/>
          <table:table-cell table:style-name="ce4" office:value-type="float" office:value="63.5">
            <text:p>63,5</text:p>
          </table:table-cell>
          <table:table-cell table:style-name="ce4"/>
          <table:table-cell office:value-type="string">
            <text:p>Observed value</text:p>
          </table:table-cell>
        </table:table-row>
        <table:table-row table:style-name="ro1">
          <table:table-cell table:number-columns-repeated="2"/>
          <table:table-cell table:style-name="ce3" table:formula="of:=[.E4]/([.A3]*[.B3])" office:value-type="float" office:value="10.1540853692629">
            <text:p>10,1540853693</text:p>
          </table:table-cell>
          <table:table-cell/>
          <table:table-cell table:style-name="ce4" office:value-type="float" office:value="63.8">
            <text:p>63,8</text:p>
          </table:table-cell>
          <table:table-cell table:style-name="ce3"/>
          <table:table-cell office:value-type="string">
            <text:p>Calculated value</text:p>
          </table:table-cell>
        </table:table-row>
        <table:table-row table:style-name="ro1">
          <table:table-cell table:number-columns-repeated="2"/>
          <table:table-cell table:style-name="ce3" table:formula="of:=[.E5]/([.A3]*[.B3])" office:value-type="float" office:value="10.1381698749537">
            <text:p>10,138169875</text:p>
          </table:table-cell>
          <table:table-cell/>
          <table:table-cell table:style-name="ce4" office:value-type="float" office:value="63.7">
            <text:p>63,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E6]/([.A3]*[.B3])" office:value-type="float" office:value="10.1700008635721">
            <text:p>10,1700008636</text:p>
          </table:table-cell>
          <table:table-cell/>
          <table:table-cell table:style-name="ce4" office:value-type="float" office:value="63.9">
            <text:p>63,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21.4/2" office:value-type="float" office:value="10.7">
            <text:p>10,7</text:p>
          </table:table-cell>
          <table:table-cell/>
          <table:table-cell table:style-name="ce5" table:formula="of:=[.A3]*[.B3]*[.C7]" office:value-type="float" office:value="67.2300827868216">
            <text:p>67,2300827868</text:p>
          </table:table-cell>
          <table:table-cell/>
          <table:table-cell office:value-type="string">
            <text:p>Ignor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3];[.C4];[.C5];[.C6])" office:value-type="float" office:value="10.142148748531">
            <text:p>10,1421487485</text:p>
          </table:table-cell>
          <table:table-cell/>
          <table:table-cell table:formula="of:=AVERAGE([.E3];[.E4];[.E5];[.E6])" office:value-type="float" office:value="63.725">
            <text:p>63,72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DISTANCE TO ANGLE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9]" office:value-type="float" office:value="63.725">
            <text:p>63,725</text:p>
          </table:table-cell>
          <table:table-cell table:style-name="ce6" office:value-type="string">
            <text:p>2 PI</text:p>
          </table:table-cell>
          <table:table-cell office:value-type="string">
            <text:p>Radians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([.E14]*2*[.B3])/[.E13]" office:value-type="float" office:value="0.788787484620427">
            <text:p>0,7887874846</text:p>
          </table:table-cell>
          <table:table-cell office:value-type="string">
            <text:p>Radian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[.E9]" office:value-type="float" office:value="63.725">
            <text:p>63,725</text:p>
          </table:table-cell>
          <table:table-cell office:value-type="float" office:value="360">
            <text:p>360</text:p>
          </table:table-cell>
          <table:table-cell office:value-type="string">
            <text:p>Degrees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([.E17]*[.F16])/[.E16]" office:value-type="float" office:value="45.1941938014908">
            <text:p>45,1941938015</text:p>
          </table:table-cell>
          <table:table-cell office:value-type="string">
            <text:p>Degrees</text:p>
          </table:table-cell>
        </table:table-row>
      </table:table>
      <table:table table:name="YogaBall_2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7" table:number-rows-spanned="1">
            <text:p>TEDDY BALL</text:p>
          </table:table-cell>
          <table:covered-table-cell table:number-columns-repeated="6"/>
        </table:table-row>
        <table:table-row table:style-name="ro1">
          <table:table-cell table:style-name="ce2" office:value-type="string">
            <text:p>TWO</text:p>
          </table:table-cell>
          <table:table-cell table:style-name="ce2" office:value-type="string">
            <text:p>PI</text:p>
          </table:table-cell>
          <table:table-cell table:style-name="ce2" office:value-type="string">
            <text:p>R</text:p>
          </table:table-cell>
          <table:table-cell table:style-name="ce2"/>
          <table:table-cell table:style-name="ce2" office:value-type="string">
            <text:p>PERIMETER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PI()" office:value-type="float" office:value="3.14159265358979">
            <text:p>3,1415926536</text:p>
          </table:table-cell>
          <table:table-cell table:style-name="ce7" office:value-type="float" office:value="86">
            <text:p>86</text:p>
          </table:table-cell>
          <table:table-cell table:style-name="ce7"/>
          <table:table-cell table:style-name="ce7" table:formula="of:=[.A3]*[.B3]*[.C3]" office:value-type="float" office:value="540.353936417444">
            <text:p>540,3539364174</text:p>
          </table:table-cell>
          <table:table-cell table:style-name="ce4"/>
          <table:table-cell office:value-type="string">
            <text:p>Observed value</text:p>
          </table:table-cell>
        </table:table-row>
        <table:table-row table:style-name="ro1">
          <table:table-cell table:number-columns-repeated="2"/>
          <table:table-cell table:style-name="ce7" office:value-type="float" office:value="86">
            <text:p>86</text:p>
          </table:table-cell>
          <table:table-cell table:style-name="ce7"/>
          <table:table-cell table:style-name="ce7"/>
          <table:table-cell table:style-name="ce3"/>
          <table:table-cell office:value-type="string">
            <text:p>Calculated value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7"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office:value-type="string">
            <text:p>Ignor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C3];[.C4];[.C5];[.C6])" office:value-type="float" office:value="86">
            <text:p>86</text:p>
          </table:table-cell>
          <table:table-cell/>
          <table:table-cell table:formula="of:=AVERAGE([.E3];[.E4];[.E5];[.E6])" office:value-type="float" office:value="540.353936417444">
            <text:p>540,353936417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DISTANCE TO ANGLE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9]" office:value-type="float" office:value="540.353936417444">
            <text:p>540,3539364174</text:p>
          </table:table-cell>
          <table:table-cell table:style-name="ce6" office:value-type="string">
            <text:p>2 PI</text:p>
          </table:table-cell>
          <table:table-cell office:value-type="string">
            <text:p>Radians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([.E14]*2*[.B3])/[.E13]" office:value-type="float" office:value="0.0930232558139535">
            <text:p>0,0930232558</text:p>
          </table:table-cell>
          <table:table-cell office:value-type="string">
            <text:p>Radian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[.E9]" office:value-type="float" office:value="540.353936417444">
            <text:p>540,3539364174</text:p>
          </table:table-cell>
          <table:table-cell office:value-type="float" office:value="360">
            <text:p>360</text:p>
          </table:table-cell>
          <table:table-cell office:value-type="string">
            <text:p>Degrees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([.E17]*[.F16])/[.E16]" office:value-type="float" office:value="5.32983995470533">
            <text:p>5,3298399547</text:p>
          </table:table-cell>
          <table:table-cell office:value-type="string">
            <text:p>Degre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6:05:57.53</meta:creation-date>
    <dc:date>2012-07-20T16:21:13.05</dc:date>
    <meta:editing-duration>PT1H2M40S</meta:editing-duration>
    <meta:editing-cycles>6</meta:editing-cycles>
    <meta:generator>LibreOffice/3.5$Windows_x86 LibreOffice_project/165a79a-7059095-e13bb37-fef39a4-9503d18</meta:generator>
    <meta:document-statistic meta:table-count="2" meta:cell-count="70" meta:object-count="0"/>
  </office:meta>
</office:document-meta>
</file>